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8.55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6.726cm"/>
    </style:style>
    <style:style style:name="co8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e6e905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ffde59"/>
    </style:style>
    <style:style style:name="ce10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ce7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7"/>
          <table:table-cell table:style-name="ce9" office:value-type="string" calcext:value-type="string">
            <text:p>CL</text:p>
          </table:table-cell>
          <table:table-cell table:style-name="ce9" table:number-columns-repeated="2"/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10" office:value-type="string" calcext:value-type="string">
            <text:p>CA</text:p>
          </table:table-cell>
          <table:table-cell table:style-name="ce10" table:number-columns-repeated="2"/>
          <table:table-cell table:style-name="ce10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VE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,5</text:p>
          </table:table-cell>
          <table:table-cell table:style-name="ce3" table:formula="of:=[.H6]*9" office:value-type="float" office:value="121.5" calcext:value-type="float">
            <text:p>121,5</text:p>
          </table:table-cell>
          <table:table-cell table:formula="of:=[.I6]+[.I17]" office:value-type="float" office:value="121.5" calcext:value-type="float">
            <text:p>121,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ght_cruiser_naval_gun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R6]*[.L6]" office:value-type="float" office:value="45" calcext:value-type="float">
            <text:p>45</text:p>
          </table:table-cell>
          <table:table-cell table:number-columns-repeated="2"/>
          <table:table-cell office:value-type="float" office:value="6.25" calcext:value-type="float">
            <text:p>6,25</text:p>
          </table:table-cell>
          <table:table-cell table:number-columns-repeated="2"/>
          <table:table-cell table:formula="of:=[.X6]*9" office:value-type="float" office:value="56.25" calcext:value-type="float">
            <text:p>56,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5</text:p>
          </table:table-cell>
          <table:table-cell table:style-name="ce3" table:formula="of:=[.H7]*9" office:value-type="float" office:value="4.5" calcext:value-type="float">
            <text:p>4,5</text:p>
          </table:table-cell>
          <table:table-cell table:formula="of:=[.I7]+[.I18]" office:value-type="float" office:value="4.5" calcext:value-type="float">
            <text:p>4,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engine_and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, +fuel</text:p>
          </table:table-cell>
          <table:table-cell office:value-type="string" calcext:value-type="string">
            <text:p>1/3 range, 3/5 speed, +½ fuel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R7]*[.L6]" office:value-type="float" office:value="585" calcext:value-type="float">
            <text:p>585</text:p>
          </table:table-cell>
          <table:table-cell table:formula="of:=[.S7]*[.L6]" office:value-type="float" office:value="4.5" calcext:value-type="float">
            <text:p>4,5</text:p>
          </table:table-cell>
          <table:table-cell table:formula="of:=[.T7]*[.L6]" office:value-type="float" office:value="1.35" calcext:value-type="float">
            <text:p>1,35</text:p>
          </table:table-cell>
          <table:table-cell office:value-type="float" office:value="115" calcext:value-type="float">
            <text:p>115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table:formula="of:=[.X7]*9" office:value-type="float" office:value="1035" calcext:value-type="float">
            <text:p>1035</text:p>
          </table:table-cell>
          <table:table-cell table:formula="of:=[.Y7]*9" office:value-type="float" office:value="3.87" calcext:value-type="float">
            <text:p>3,87</text:p>
          </table:table-cell>
          <table:table-cell table:formula="of:=[.Z7]*9" office:value-type="float" office:value="1.8" calcext:value-type="float">
            <text:p>1,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0</text:p>
          </table:table-cell>
          <table:table-cell table:style-name="ce3" table:formula="of:=[.H8]*9" office:value-type="float" office:value="2700" calcext:value-type="float">
            <text:p>2700</text:p>
          </table:table-cell>
          <table:table-cell table:formula="of:=[.I8]+[.I19]" office:value-type="float" office:value="2700" calcext:value-type="float">
            <text:p>270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ghtcruiser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office:value-type="float" office:value="0.052" calcext:value-type="float">
            <text:p>0,052</text:p>
          </table:table-cell>
          <table:table-cell office:value-type="float" office:value="-0.35" calcext:value-type="float">
            <text:p>-0,35</text:p>
          </table:table-cell>
          <table:table-cell/>
          <table:table-cell table:formula="of:=[.R8]*[.L7]" office:value-type="float" office:value="0.468" calcext:value-type="float">
            <text:p>0,468</text:p>
          </table:table-cell>
          <table:table-cell table:formula="of:=[.S8]*[.L7]" office:value-type="float" office:value="-3.15" calcext:value-type="float">
            <text:p>-3,1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-0.75" calcext:value-type="float">
            <text:p>-0,75</text:p>
          </table:table-cell>
          <table:table-cell/>
          <table:table-cell table:formula="of:=[.X8]*12" office:value-type="float" office:value="0.72" calcext:value-type="float">
            <text:p>0,72</text:p>
          </table:table-cell>
          <table:table-cell table:formula="of:=[.Y8]*12"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35" calcext:value-type="float">
            <text:p>1,35</text:p>
          </table:table-cell>
          <table:table-cell table:style-name="ce3" table:formula="of:=[.H9]*9" office:value-type="float" office:value="12.15" calcext:value-type="float">
            <text:p>12,15</text:p>
          </table:table-cell>
          <table:table-cell table:formula="of:=[.I9]+[.I20]" office:value-type="float" office:value="12.15" calcext:value-type="float">
            <text:p>12,1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screws_and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ea defence, +low speed</text:p>
          </table:table-cell>
          <table:table-cell office:value-type="string" calcext:value-type="string">
            <text:p>2/5 SD ¼ speed</text:p>
          </table:table-cell>
          <table:table-cell office:value-type="float" office:value="4.15" calcext:value-type="float">
            <text:p>4,1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R9]*[.L8]" office:value-type="float" office:value="49.8" calcext:value-type="float">
            <text:p>49,8</text:p>
          </table:table-cell>
          <table:table-cell table:formula="of:=[.S9]*[.L8]" office:value-type="float" office:value="2.4" calcext:value-type="float">
            <text:p>2,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[.X9]*9" office:value-type="float" office:value="27" calcext:value-type="float">
            <text:p>27</text:p>
          </table:table-cell>
          <table:table-cell table:formula="of:=[.Y9]*9" office:value-type="float" office:value="1.44" calcext:value-type="float">
            <text:p>1,4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table:formula="of:=[.H10]*9" office:value-type="float" office:value="12.15" calcext:value-type="float">
            <text:p>12,15</text:p>
          </table:table-cell>
          <table:table-cell table:formula="of:=[.I10]+[.I21]" office:value-type="float" office:value="12.15" calcext:value-type="float">
            <text:p>12,1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office:value-type="float" office:value="35" calcext:value-type="float">
            <text:p>35</text:p>
          </table:table-cell>
          <table:table-cell office:value-type="float" office:value="-0.075" calcext:value-type="float">
            <text:p>-0,075</text:p>
          </table:table-cell>
          <table:table-cell/>
          <table:table-cell table:formula="of:=[.R10]*[.L9]" office:value-type="float" office:value="315" calcext:value-type="float">
            <text:p>315</text:p>
          </table:table-cell>
          <table:table-cell table:formula="of:=[.S10]*[.L9]" office:value-type="float" office:value="-0.675" calcext:value-type="float">
            <text:p>-0,6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/>
          <table:table-cell table:formula="of:=[.X10]*9" office:value-type="float" office:value="540" calcext:value-type="float">
            <text:p>540</text:p>
          </table:table-cell>
          <table:table-cell table:formula="of:=[.Y10]*9" office:value-type="float" office:value="-0.9" calcext:value-type="float">
            <text:p>-0,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11]*9" office:value-type="float" office:value="1.62" calcext:value-type="float">
            <text:p>1,62</text:p>
          </table:table-cell>
          <table:table-cell table:formula="of:=[.I11]+[.I22]" office:value-type="float" office:value="1.62" calcext:value-type="float">
            <text:p>1,6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table:formula="of:=[.R11]*[.L10]" office:value-type="float" office:value="22.05" calcext:value-type="float">
            <text:p>22,05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table:number-columns-repeated="2"/>
          <table:table-cell table:formula="of:=[.X11]*12" office:value-type="float" office:value="33.6" calcext:value-type="float">
            <text:p>33,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15" calcext:value-type="float">
            <text:p>-0,15</text:p>
          </table:table-cell>
          <table:table-cell table:style-name="ce3" table:formula="of:=[.H12]*9" office:value-type="float" office:value="-1.35" calcext:value-type="float">
            <text:p>-1,35</text:p>
          </table:table-cell>
          <table:table-cell table:formula="of:=[.I12]+[.I23]" office:value-type="float" office:value="-1.35" calcext:value-type="float">
            <text:p>-1,3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horizont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/>
          <table:table-cell table:formula="of:=[.R12]*[.L11]" office:value-type="float" office:value="7.2" calcext:value-type="float">
            <text:p>7,2</text:p>
          </table:table-cell>
          <table:table-cell table:formula="of:=[.S12]*[.L11]" office:value-type="float" office:value="6.6" calcext:value-type="float">
            <text:p>6,6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X12]*12" office:value-type="float" office:value="6.72" calcext:value-type="float">
            <text:p>6,72</text:p>
          </table:table-cell>
          <table:table-cell table:formula="of:=[.Y12]*12" office:value-type="float" office:value="8.4" calcext:value-type="float">
            <text:p>8,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table:formula="of:=[.H13]*9" office:value-type="float" office:value="0.405" calcext:value-type="float">
            <text:p>0,405</text:p>
          </table:table-cell>
          <table:table-cell table:formula="of:=[.I13]+[.I24]" office:value-type="float" office:value="0.405" calcext:value-type="float">
            <text:p>0,40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vertic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  <table:table-cell table:formula="of:=[.R13]*[.L12]" office:value-type="float" office:value="0.324" calcext:value-type="float">
            <text:p>0,324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table:formula="of:=[.X13]*12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14]+[.I25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15]+[.I26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arma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secondar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A</text:p>
          </table:table-cell>
          <table:table-cell office:value-type="string" calcext:value-type="string">
            <text:p>1/3 S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7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engi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</text:p>
          </table:table-cell>
          <table:table-cell office:value-type="string" calcext:value-type="string">
            <text:p>2/5 speed, 1/6 rang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8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+fuel</text:p>
          </table:table-cell>
          <table:table-cell office:value-type="string" calcext:value-type="string">
            <text:p>1/6 range, ½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9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urbine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-fuel</text:p>
          </table:table-cell>
          <table:table-cell office:value-type="string" calcext:value-type="string">
            <text:p>1/5 speed, -1/8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0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screws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low speed</text:p>
          </table:table-cell>
          <table:table-cell office:value-type="string" calcext:value-type="string">
            <text:p>¼ spe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1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D</text:p>
          </table:table-cell>
          <table:table-cell office:value-type="string" calcext:value-type="string">
            <text:p>2/5 S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3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ttleship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4]*3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vertic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3" table:formula="of:=[.H25]*6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orizont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3" table:formula="of:=[.H26]*6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orpedo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l hull, -small speed</text:p>
          </table:table-cell>
          <table:table-cell office:value-type="string" calcext:value-type="string">
            <text:p>1/5 hull, -1/4 speed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from techs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V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STR</text:p>
          </table:table-cell>
          <table:table-cell office:value-type="string" calcext:value-type="string">
            <text:p>1/3+1/20+1/5</text:p>
          </table:table-cell>
          <table:table-cell office:value-type="float" office:value="0.58" calcext:value-type="float">
            <text:p>0,58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1/20+1/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Sea Attack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Sea Attack</text:p>
          </table:table-cell>
          <table:table-cell office:value-type="string" calcext:value-type="string">
            <text:p>1/3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speed</text:p>
          </table:table-cell>
          <table:table-cell office:value-type="string" calcext:value-type="string">
            <text:p>2/5+1/5+1/4-3/5-1/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2/5+1/5+1/4-3/5-1/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range</text:p>
          </table:table-cell>
          <table:table-cell office:value-type="string" calcext:value-type="string">
            <text:p>1/6+1/6+1/6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1/6+1/6+1/6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Sea Defense</text:p>
          </table:table-cell>
          <table:table-cell office:value-type="string" calcext:value-type="string">
            <text:p>2/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ea Defense</text:p>
          </table:table-cell>
          <table:table-cell office:value-type="string" calcext:value-type="string">
            <text:p>2/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hull</text:p>
          </table:table-cell>
          <table:table-cell office:value-type="string" calcext:value-type="string">
            <text:p>2/5+1/5+1/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2/5+1/5+1/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air def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air def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table:number-columns-repeated="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1 level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>
            <text:p>base tech mult,</text:p>
          </table:table-cell>
          <table:table-cell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new tot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L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1.71" calcext:value-type="float">
            <text:p>1,71</text:p>
          </table:table-cell>
          <table:table-cell table:formula="of:=[.H42]*3" office:value-type="float" office:value="5.13" calcext:value-type="float">
            <text:p>5,13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2]+[.I51]" office:value-type="float" office:value="25.65" calcext:value-type="float">
            <text:p>25,65</text:p>
          </table:table-cell>
          <table:table-cell/>
          <table:table-cell office:value-type="float" office:value="1.71" calcext:value-type="float">
            <text:p>1,71</text:p>
          </table:table-cell>
          <table:table-cell table:formula="of:=[.N42]*3" office:value-type="float" office:value="5.13" calcext:value-type="float">
            <text:p>5,13</text:p>
          </table:table-cell>
          <table:table-cell table:formula="of:=[.O42]+[.O51]" office:value-type="float" office:value="25.65" calcext:value-type="float">
            <text:p>25,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,4</text:p>
          </table:table-cell>
          <table:table-cell table:formula="of:=[.H43]*3" office:value-type="float" office:value="4.2" calcext:value-type="float">
            <text:p>4,2</text:p>
          </table:table-cell>
          <table:table-cell table:style-name="ce5" office:value-type="float" office:value="0.715" calcext:value-type="float">
            <text:p>0,715</text:p>
          </table:table-cell>
          <table:table-cell/>
          <table:table-cell table:style-name="ce6" table:formula="of:=[.I43]+[.I52]" office:value-type="float" office:value="21.48" calcext:value-type="float">
            <text:p>21,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3]*3" office:value-type="float" office:value="3" calcext:value-type="float">
            <text:p>3</text:p>
          </table:table-cell>
          <table:table-cell table:formula="of:=[.O43]+[.O52]" office:value-type="float" office:value="14.28" calcext:value-type="float">
            <text:p>14,28</text:p>
          </table:table-cell>
          <table:table-cell table:style-name="ce6" table:formula="of:=[.P43]+[.U12]" office:value-type="float" office:value="21.48" calcext:value-type="float">
            <text:p>21,4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6,3</text:p>
          </table:table-cell>
          <table:table-cell table:formula="of:=[.H44]*3" office:value-type="float" office:value="18.9" calcext:value-type="float">
            <text:p>18,9</text:p>
          </table:table-cell>
          <table:table-cell table:style-name="ce5" office:value-type="float" office:value="0.63" calcext:value-type="float">
            <text:p>0,63</text:p>
          </table:table-cell>
          <table:table-cell/>
          <table:table-cell table:style-name="ce6" table:formula="of:=[.I44]+[.I53]" office:value-type="float" office:value="94.5" calcext:value-type="float">
            <text:p>94,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44]*3" office:value-type="float" office:value="12" calcext:value-type="float">
            <text:p>12</text:p>
          </table:table-cell>
          <table:table-cell table:formula="of:=[.O44]+[.O53]" office:value-type="float" office:value="57" calcext:value-type="float">
            <text:p>57</text:p>
          </table:table-cell>
          <table:table-cell table:style-name="ce6" table:formula="of:=[.P44]+[.U9]" office:value-type="float" office:value="106.8" calcext:value-type="float">
            <text:p>106,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08" calcext:value-type="float">
            <text:p>0,108</text:p>
          </table:table-cell>
          <table:table-cell table:formula="of:=[.H45]*3" office:value-type="float" office:value="0.324" calcext:value-type="float">
            <text:p>0,324</text:p>
          </table:table-cell>
          <table:table-cell table:style-name="ce5" office:value-type="float" office:value="0.37" calcext:value-type="float">
            <text:p>0,37</text:p>
          </table:table-cell>
          <table:table-cell/>
          <table:table-cell table:style-name="ce6" table:formula="of:=[.I45]+[.I54]" office:value-type="float" office:value="1.62" calcext:value-type="float">
            <text:p>1,62</text:p>
          </table:table-cell>
          <table:table-cell/>
          <table:table-cell office:value-type="float" office:value="0.04" calcext:value-type="float">
            <text:p>0,04</text:p>
          </table:table-cell>
          <table:table-cell table:formula="of:=[.N45]*3" office:value-type="float" office:value="0.12" calcext:value-type="float">
            <text:p>0,12</text:p>
          </table:table-cell>
          <table:table-cell table:formula="of:=[.O45]+[.O54]" office:value-type="float" office:value="0.6" calcext:value-type="float">
            <text:p>0,6</text:p>
          </table:table-cell>
          <table:table-cell table:style-name="ce8" table:formula="of:=[.P45]+[.U8]+[.U13]" office:value-type="float" office:value="1.392" calcext:value-type="float">
            <text:p>1,39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46]*3" office:value-type="float" office:value="600" calcext:value-type="float">
            <text:p>600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6]+[.I55]" office:value-type="float" office:value="1800" calcext:value-type="float">
            <text:p>18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N46]*3" office:value-type="float" office:value="300" calcext:value-type="float">
            <text:p>300</text:p>
          </table:table-cell>
          <table:table-cell table:formula="of:=[.O46]+[.O55]" office:value-type="float" office:value="900" calcext:value-type="float">
            <text:p>900</text:p>
          </table:table-cell>
          <table:table-cell table:style-name="ce6" table:formula="of:=[.P46]+[.U7]+[.U10]"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47]*3" office:value-type="float" office:value="2.4" calcext:value-type="float">
            <text:p>2,4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7]+[.I56]" office:value-type="float" office:value="7.2" calcext:value-type="float">
            <text:p>7,2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N47]*3" office:value-type="float" office:value="1.2" calcext:value-type="float">
            <text:p>1,2</text:p>
          </table:table-cell>
          <table:table-cell table:formula="of:=[.O47]+[.O56]" office:value-type="float" office:value="4.5" calcext:value-type="float">
            <text:p>4,5</text:p>
          </table:table-cell>
          <table:table-cell table:style-name="ce6" table:formula="of:=[.V7]+[.V8]+[.V9]+[.P47]"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09" calcext:value-type="float">
            <text:p>0,009</text:p>
          </table:table-cell>
          <table:table-cell table:formula="of:=[.H48]*3" office:value-type="float" office:value="0.027" calcext:value-type="float">
            <text:p>0,02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8]+[.I57]" office:value-type="float" office:value="0.135" calcext:value-type="float">
            <text:p>0,135</text:p>
          </table:table-cell>
          <table:table-cell/>
          <table:table-cell office:value-type="float" office:value="0.009" calcext:value-type="float">
            <text:p>0,009</text:p>
          </table:table-cell>
          <table:table-cell table:formula="of:=[.N48]*3" office:value-type="float" office:value="0.027" calcext:value-type="float">
            <text:p>0,027</text:p>
          </table:table-cell>
          <table:table-cell table:formula="of:=[.O48]+[.O57]" office:value-type="float" office:value="0.135" calcext:value-type="float">
            <text:p>0,13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49]*3" office:value-type="float" office:value="27" calcext:value-type="float">
            <text:p>27</text:p>
          </table:table-cell>
          <table:table-cell table:style-name="ce5" office:value-type="float" office:value="0.33" calcext:value-type="float">
            <text:p>0,33</text:p>
          </table:table-cell>
          <table:table-cell/>
          <table:table-cell table:style-name="ce6" table:formula="of:=[.I49]+[.I58]" office:value-type="float" office:value="135" calcext:value-type="float">
            <text:p>1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49]*3" office:value-type="float" office:value="9" calcext:value-type="float">
            <text:p>9</text:p>
          </table:table-cell>
          <table:table-cell table:formula="of:=[.O49]+[.O58]" office:value-type="float" office:value="51" calcext:value-type="float">
            <text:p>51</text:p>
          </table:table-cell>
          <table:table-cell table:style-name="ce8" table:formula="of:=[.P49]+[.U6]+[.U11]+[.V12]" office:value-type="float" office:value="124.65" calcext:value-type="float">
            <text:p>124,65</text:p>
          </table:table-cell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.42" calcext:value-type="float">
            <text:p>3,42</text:p>
          </table:table-cell>
          <table:table-cell table:formula="of:=[.H51]*6" office:value-type="float" office:value="20.52" calcext:value-type="float">
            <text:p>20,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.42" calcext:value-type="float">
            <text:p>3,42</text:p>
          </table:table-cell>
          <table:table-cell table:formula="of:=[.N51]*6" office:value-type="float" office:value="20.52" calcext:value-type="float">
            <text:p>20,5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.88" calcext:value-type="float">
            <text:p>2,88</text:p>
          </table:table-cell>
          <table:table-cell table:formula="of:=[.H52]*6" office:value-type="float" office:value="17.28" calcext:value-type="float">
            <text:p>17,28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1.88" calcext:value-type="float">
            <text:p>1,88</text:p>
          </table:table-cell>
          <table:table-cell table:formula="of:=[.N52]*6" office:value-type="float" office:value="11.28" calcext:value-type="float">
            <text:p>11,2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2,6</text:p>
          </table:table-cell>
          <table:table-cell table:formula="of:=[.H53]*6" office:value-type="float" office:value="75.6" calcext:value-type="float">
            <text:p>75,6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7,5</text:p>
          </table:table-cell>
          <table:table-cell table:formula="of:=[.N53]*6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16" calcext:value-type="float">
            <text:p>0,216</text:p>
          </table:table-cell>
          <table:table-cell table:formula="of:=[.H54]*6" office:value-type="float" office:value="1.296" calcext:value-type="float">
            <text:p>1,296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08" calcext:value-type="float">
            <text:p>0,08</text:p>
          </table:table-cell>
          <table:table-cell table:formula="of:=[.N54]*6" office:value-type="float" office:value="0.48" calcext:value-type="float">
            <text:p>0,4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55]*6" office:value-type="float" office:value="1200" calcext:value-type="float">
            <text:p>12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N55]*6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56]*6" office:value-type="float" office:value="4.8" calcext:value-type="float">
            <text:p>4,8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table:formula="of:=[.N56]*6" office:value-type="float" office:value="3.3" calcext:value-type="float">
            <text:p>3,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8" calcext:value-type="float">
            <text:p>0,018</text:p>
          </table:table-cell>
          <table:table-cell table:formula="of:=[.H57]*6" office:value-type="float" office:value="0.108" calcext:value-type="float">
            <text:p>0,1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18" calcext:value-type="float">
            <text:p>0,018</text:p>
          </table:table-cell>
          <table:table-cell table:formula="of:=[.N57]*6" office:value-type="float" office:value="0.108" calcext:value-type="float">
            <text:p>0,10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8" calcext:value-type="float">
            <text:p>18</text:p>
          </table:table-cell>
          <table:table-cell table:formula="of:=[.H58]*6" office:value-type="float" office:value="108" calcext:value-type="float">
            <text:p>108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N58]*6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for remov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A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2.475" calcext:value-type="float">
            <text:p>2,475</text:p>
          </table:table-cell>
          <table:table-cell table:formula="of:=[.H60]*3" office:value-type="float" office:value="7.425" calcext:value-type="float">
            <text:p>7,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0]+[.I69]" office:value-type="float" office:value="37.125" calcext:value-type="float">
            <text:p>37,125</text:p>
          </table:table-cell>
          <table:table-cell/>
          <table:table-cell table:style-name="ce3" office:value-type="float" office:value="2.475" calcext:value-type="float">
            <text:p>2,475</text:p>
          </table:table-cell>
          <table:table-cell table:formula="of:=[.N60]*3" office:value-type="float" office:value="7.425" calcext:value-type="float">
            <text:p>7,425</text:p>
          </table:table-cell>
          <table:table-cell table:formula="of:=[.O60]+[.O69]" office:value-type="float" office:value="37.125" calcext:value-type="float">
            <text:p>37,12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4,5</text:p>
          </table:table-cell>
          <table:table-cell table:formula="of:=[.H61]*3" office:value-type="float" office:value="13.5" calcext:value-type="float">
            <text:p>13,5</text:p>
          </table:table-cell>
          <table:table-cell office:value-type="float" office:value="0.715" calcext:value-type="float">
            <text:p>0,715</text:p>
          </table:table-cell>
          <table:table-cell/>
          <table:table-cell table:style-name="ce6" table:formula="of:=[.I61]+[.I70]" office:value-type="float" office:value="67.5" calcext:value-type="float">
            <text:p>67,5</text:p>
          </table:table-cell>
          <table:table-cell/>
          <table:table-cell table:style-name="ce2" office:value-type="string" calcext:value-type="string">
            <text:p>4,5</text:p>
          </table:table-cell>
          <table:table-cell table:formula="of:=[.N61]*3" office:value-type="float" office:value="13.5" calcext:value-type="float">
            <text:p>13,5</text:p>
          </table:table-cell>
          <table:table-cell table:formula="of:=[.O61]+[.O70]" office:value-type="float" office:value="67.5" calcext:value-type="float">
            <text:p>67,5</text:p>
          </table:table-cell>
          <table:table-cell table:style-name="ce6" table:formula="of:=[.AA9]" office:value-type="float" office:value="27" calcext:value-type="float">
            <text:p>27</text:p>
          </table:table-cell>
          <table:table-cell table:formula="of:=[.Q61]/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1.35" calcext:value-type="float">
            <text:p>1,35</text:p>
          </table:table-cell>
          <table:table-cell table:formula="of:=[.H62]*3" office:value-type="float" office:value="4.05" calcext:value-type="float">
            <text:p>4,05</text:p>
          </table:table-cell>
          <table:table-cell office:value-type="float" office:value="0.63" calcext:value-type="float">
            <text:p>0,63</text:p>
          </table:table-cell>
          <table:table-cell/>
          <table:table-cell table:style-name="ce6" table:formula="of:=[.I62]+[.I71]" office:value-type="float" office:value="20.25" calcext:value-type="float">
            <text:p>20,25</text:p>
          </table:table-cell>
          <table:table-cell/>
          <table:table-cell table:style-name="ce3" office:value-type="float" office:value="1.35" calcext:value-type="float">
            <text:p>1,35</text:p>
          </table:table-cell>
          <table:table-cell table:formula="of:=[.N62]*3" office:value-type="float" office:value="4.05" calcext:value-type="float">
            <text:p>4,05</text:p>
          </table:table-cell>
          <table:table-cell table:formula="of:=[.O62]+[.O71]" office:value-type="float" office:value="20.25" calcext:value-type="float">
            <text:p>20,25</text:p>
          </table:table-cell>
          <table:table-cell table:style-name="ce6" table:formula="of:=[.AA12]" office:value-type="float" office:value="6.72" calcext:value-type="float">
            <text:p>6,72</text:p>
          </table:table-cell>
          <table:table-cell table:formula="of:=[.Q62]/9" office:value-type="float" office:value="0.746666666666667" calcext:value-type="float">
            <text:p>0,746666666666667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23" calcext:value-type="float">
            <text:p>0,123</text:p>
          </table:table-cell>
          <table:table-cell table:formula="of:=[.H63]*3"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/>
          <table:table-cell table:style-name="ce6" table:formula="of:=[.I63]+[.I72]" office:value-type="float" office:value="1.851" calcext:value-type="float">
            <text:p>1,851</text:p>
          </table:table-cell>
          <table:table-cell/>
          <table:table-cell table:style-name="ce3" office:value-type="float" office:value="0.123" calcext:value-type="float">
            <text:p>0,123</text:p>
          </table:table-cell>
          <table:table-cell table:formula="of:=[.N63]*3" office:value-type="float" office:value="0.369" calcext:value-type="float">
            <text:p>0,369</text:p>
          </table:table-cell>
          <table:table-cell table:formula="of:=[.O63]+[.O72]" office:value-type="float" office:value="1.851" calcext:value-type="float">
            <text:p>1,851</text:p>
          </table:table-cell>
          <table:table-cell table:style-name="ce6" table:formula="of:=[.AA13]+[.AA8]" office:value-type="float" office:value="1.08" calcext:value-type="float">
            <text:p>1,08</text:p>
          </table:table-cell>
          <table:table-cell table:formula="of:=[.Q63]/9" office:value-type="float" office:value="0.12" calcext:value-type="float">
            <text:p>0,1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64]*3" office:value-type="float" office:value="1050" calcext:value-type="float">
            <text:p>1050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4]+[.I73]" office:value-type="float" office:value="3150" calcext:value-type="float">
            <text:p>315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N64]*3" office:value-type="float" office:value="1050" calcext:value-type="float">
            <text:p>1050</text:p>
          </table:table-cell>
          <table:table-cell table:formula="of:=[.O64]+[.O73]" office:value-type="float" office:value="3150" calcext:value-type="float">
            <text:p>3150</text:p>
          </table:table-cell>
          <table:table-cell table:style-name="ce6" table:formula="of:=[.AA7]+[.AA10]" office:value-type="float" office:value="1575" calcext:value-type="float">
            <text:p>1575</text:p>
          </table:table-cell>
          <table:table-cell table:formula="of:=[.Q64]/9"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65]*3" office:value-type="float" office:value="1.95" calcext:value-type="float">
            <text:p>1,95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5]+[.I74]" office:value-type="float" office:value="5.85" calcext:value-type="float">
            <text:p>5,85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formula="of:=[.N65]*3" office:value-type="float" office:value="1.95" calcext:value-type="float">
            <text:p>1,95</text:p>
          </table:table-cell>
          <table:table-cell table:formula="of:=[.O65]+[.O74]" office:value-type="float" office:value="5.85" calcext:value-type="float">
            <text:p>5,85</text:p>
          </table:table-cell>
          <table:table-cell table:style-name="ce6" table:formula="of:=[.P65]+[.AB7]+[.AB8]+[.AB9]" office:value-type="float" office:value="2.16" calcext:value-type="float">
            <text:p>2,16</text:p>
          </table:table-cell>
          <table:table-cell table:formula="of:=[.Q65]/9" office:value-type="float" office:value="0.24" calcext:value-type="float">
            <text:p>0,2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1" calcext:value-type="float">
            <text:p>0,011</text:p>
          </table:table-cell>
          <table:table-cell table:formula="of:=[.H66]*3"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6]+[.I75]" office:value-type="float" office:value="0.165" calcext:value-type="float">
            <text:p>0,165</text:p>
          </table:table-cell>
          <table:table-cell/>
          <table:table-cell table:style-name="ce3" office:value-type="float" office:value="0.011" calcext:value-type="float">
            <text:p>0,011</text:p>
          </table:table-cell>
          <table:table-cell table:formula="of:=[.N66]*3" office:value-type="float" office:value="0.033" calcext:value-type="float">
            <text:p>0,033</text:p>
          </table:table-cell>
          <table:table-cell table:formula="of:=[.O66]+[.O75]" office:value-type="float" office:value="0.165" calcext:value-type="float">
            <text:p>0,1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1.25" calcext:value-type="float">
            <text:p>11,25</text:p>
          </table:table-cell>
          <table:table-cell table:formula="of:=[.H67]*3" office:value-type="float" office:value="33.75" calcext:value-type="float">
            <text:p>33,75</text:p>
          </table:table-cell>
          <table:table-cell office:value-type="float" office:value="0.33" calcext:value-type="float">
            <text:p>0,33</text:p>
          </table:table-cell>
          <table:table-cell/>
          <table:table-cell table:style-name="ce6" table:formula="of:=[.I67]+[.I76]" office:value-type="float" office:value="168.75" calcext:value-type="float">
            <text:p>168,75</text:p>
          </table:table-cell>
          <table:table-cell/>
          <table:table-cell table:style-name="ce3" office:value-type="float" office:value="11.25" calcext:value-type="float">
            <text:p>11,25</text:p>
          </table:table-cell>
          <table:table-cell table:formula="of:=[.N67]*3" office:value-type="float" office:value="33.75" calcext:value-type="float">
            <text:p>33,75</text:p>
          </table:table-cell>
          <table:table-cell table:formula="of:=[.O67]+[.O76]" office:value-type="float" office:value="168.75" calcext:value-type="float">
            <text:p>168,75</text:p>
          </table:table-cell>
          <table:table-cell table:style-name="ce6" table:formula="of:=[.AA6]+[.AA11]+[.AB12]" office:value-type="float" office:value="98.25" calcext:value-type="float">
            <text:p>98,25</text:p>
          </table:table-cell>
          <table:table-cell table:formula="of:=[.Q67]/9" office:value-type="float" office:value="10.9166666666667" calcext:value-type="float">
            <text:p>10,9166666666667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4.95" calcext:value-type="float">
            <text:p>4,95</text:p>
          </table:table-cell>
          <table:table-cell table:formula="of:=[.H69]*6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.95" calcext:value-type="float">
            <text:p>4,95</text:p>
          </table:table-cell>
          <table:table-cell table:formula="of:=[.N69]*6" office:value-type="float" office:value="29.7" calcext:value-type="float">
            <text:p>29,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70]*6" office:value-type="float" office:value="54" calcext:value-type="float">
            <text:p>54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N70]*6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,7</text:p>
          </table:table-cell>
          <table:table-cell table:formula="of:=[.H71]*6" office:value-type="float" office:value="16.2" calcext:value-type="float">
            <text:p>16,2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2,7</text:p>
          </table:table-cell>
          <table:table-cell table:formula="of:=[.N71]*6" office:value-type="float" office:value="16.2" calcext:value-type="float">
            <text:p>16,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47" calcext:value-type="float">
            <text:p>0,247</text:p>
          </table:table-cell>
          <table:table-cell table:formula="of:=[.H72]*6" office:value-type="float" office:value="1.482" calcext:value-type="float">
            <text:p>1,482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style-name="ce3" office:value-type="float" office:value="0.247" calcext:value-type="float">
            <text:p>0,247</text:p>
          </table:table-cell>
          <table:table-cell table:formula="of:=[.N72]*6" office:value-type="float" office:value="1.482" calcext:value-type="float">
            <text:p>1,48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73]*6" office:value-type="float" office:value="2100" calcext:value-type="float">
            <text:p>21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formula="of:=[.N73]*6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74]*6" office:value-type="float" office:value="3.9" calcext:value-type="float">
            <text:p>3,9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table:style-name="ce3" office:value-type="float" office:value="0.65" calcext:value-type="float">
            <text:p>0,65</text:p>
          </table:table-cell>
          <table:table-cell table:formula="of:=[.N74]*6" office:value-type="float" office:value="3.9" calcext:value-type="float">
            <text:p>3,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22" calcext:value-type="float">
            <text:p>0,022</text:p>
          </table:table-cell>
          <table:table-cell table:formula="of:=[.H75]*6" office:value-type="float" office:value="0.132" calcext:value-type="float">
            <text:p>0,1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0.022" calcext:value-type="float">
            <text:p>0,022</text:p>
          </table:table-cell>
          <table:table-cell table:formula="of:=[.N75]*6" office:value-type="float" office:value="0.132" calcext:value-type="float">
            <text:p>0,13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2,5</text:p>
          </table:table-cell>
          <table:table-cell table:formula="of:=[.H76]*6" office:value-type="float" office:value="135" calcext:value-type="float">
            <text:p>135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table:style-name="ce2" office:value-type="string" calcext:value-type="string">
            <text:p>22,5</text:p>
          </table:table-cell>
          <table:table-cell table:formula="of:=[.N76]*6"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3" office:value-type="float" office:value="15.75" calcext:value-type="float">
            <text:p>15,75</text:p>
          </table:table-cell>
          <table:table-cell table:style-name="ce3" table:formula="of:=[.H78]*3" office:value-type="float" office:value="47.25" calcext:value-type="float">
            <text:p>47,25</text:p>
          </table:table-cell>
          <table:table-cell table:formula="of:=[.I78]+[.I89]" office:value-type="float" office:value="236.25" calcext:value-type="float">
            <text:p>236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79]*3" office:value-type="float" office:value="12.15" calcext:value-type="float">
            <text:p>12,15</text:p>
          </table:table-cell>
          <table:table-cell table:formula="of:=[.I79]+[.I90]" office:value-type="float" office:value="60.75" calcext:value-type="float">
            <text:p>60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1.58" calcext:value-type="float">
            <text:p>1,58</text:p>
          </table:table-cell>
          <table:table-cell table:style-name="ce3" table:formula="of:=[.H80]*3" office:value-type="float" office:value="4.74" calcext:value-type="float">
            <text:p>4,74</text:p>
          </table:table-cell>
          <table:table-cell table:formula="of:=[.I80]+[.I91]" office:value-type="float" office:value="23.1" calcext:value-type="float">
            <text:p>23,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81]*3" office:value-type="float" office:value="3" calcext:value-type="float">
            <text:p>3</text:p>
          </table:table-cell>
          <table:table-cell table:formula="of:=[.I81]+[.I92]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82]*3" office:value-type="float" office:value="900" calcext:value-type="float">
            <text:p>900</text:p>
          </table:table-cell>
          <table:table-cell table:formula="of:=[.I82]+[.I93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8</text:p>
          </table:table-cell>
          <table:table-cell table:style-name="ce3" table:formula="of:=[.H83]*3" office:value-type="float" office:value="5.4" calcext:value-type="float">
            <text:p>5,4</text:p>
          </table:table-cell>
          <table:table-cell table:formula="of:=[.I83]+[.I94]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89" calcext:value-type="float">
            <text:p>1,89</text:p>
          </table:table-cell>
          <table:table-cell table:style-name="ce3" table:formula="of:=[.H84]*3" office:value-type="float" office:value="5.67" calcext:value-type="float">
            <text:p>5,67</text:p>
          </table:table-cell>
          <table:table-cell table:formula="of:=[.I84]+[.I95]" office:value-type="float" office:value="28.35" calcext:value-type="float">
            <text:p>28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table:formula="of:=[.H85]*3" office:value-type="float" office:value="0.741" calcext:value-type="float">
            <text:p>0,741</text:p>
          </table:table-cell>
          <table:table-cell table:formula="of:=[.I85]+[.I96]" office:value-type="float" office:value="3.711" calcext:value-type="float">
            <text:p>3,71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86]*3" office:value-type="float" office:value="-1.05" calcext:value-type="float">
            <text:p>-1,05</text:p>
          </table:table-cell>
          <table:table-cell table:formula="of:=[.I86]+[.I97]" office:value-type="float" office:value="-3.15" calcext:value-type="float">
            <text:p>-3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87]*3" office:value-type="float" office:value="0.045" calcext:value-type="float">
            <text:p>0,045</text:p>
          </table:table-cell>
          <table:table-cell table:formula="of:=[.I87]+[.I98]" office:value-type="float" office:value="0.225" calcext:value-type="float">
            <text:p>0,2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89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90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91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92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93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94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95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96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97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98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P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,2</text:p>
          </table:table-cell>
          <table:table-cell table:style-name="ce3" table:formula="of:=[.H100]*6" office:value-type="float" office:value="151.2" calcext:value-type="float">
            <text:p>15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,4</text:p>
          </table:table-cell>
          <table:table-cell table:style-name="ce3" table:formula="of:=[.H101]*6" office:value-type="float" office:value="32.4" calcext:value-type="float">
            <text:p>32,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02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table:formula="of:=[.H103]*6" office:value-type="float" office:value="18.9" calcext:value-type="float">
            <text:p>18,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2.34" calcext:value-type="float">
            <text:p>2,34</text:p>
          </table:table-cell>
          <table:table-cell table:style-name="ce3" table:formula="of:=[.H104]*6" office:value-type="float" office:value="14.04" calcext:value-type="float">
            <text:p>14,0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292</text:p>
          </table:table-cell>
          <table:table-cell table:style-name="ce3" table:formula="of:=[.H105]*6" office:value-type="float" office:value="1.752" calcext:value-type="float">
            <text:p>1,75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formula="of:=[.H106]*6" office:value-type="float" office:value="3000" calcext:value-type="float">
            <text:p>30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table:formula="of:=[.H107]*6" office:value-type="float" office:value="3.3" calcext:value-type="float">
            <text:p>3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table:formula="of:=[.H108]*6" office:value-type="float" office:value="-1.2" calcext:value-type="float">
            <text:p>-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table:formula="of:=[.H109]*6" office:value-type="float" office:value="0.132" calcext:value-type="float">
            <text:p>0,132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111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112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113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14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15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116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117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118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19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120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22]*3" office:value-type="float" office:value="37.8" calcext:value-type="float">
            <text:p>37,8</text:p>
          </table:table-cell>
          <table:table-cell table:formula="of:=[.I122]+[.I133]" office:value-type="float" office:value="113.4" calcext:value-type="float">
            <text:p>11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23]*3" office:value-type="float" office:value="7.425" calcext:value-type="float">
            <text:p>7,425</text:p>
          </table:table-cell>
          <table:table-cell table:formula="of:=[.I123]+[.I134]" office:value-type="float" office:value="22.275" calcext:value-type="float">
            <text:p>22,2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24]*3" office:value-type="float" office:value="1.35" calcext:value-type="float">
            <text:p>1,35</text:p>
          </table:table-cell>
          <table:table-cell table:formula="of:=[.I124]+[.I135]" office:value-type="float" office:value="4.05" calcext:value-type="float">
            <text:p>4,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25]*3" office:value-type="float" office:value="0.225" calcext:value-type="float">
            <text:p>0,225</text:p>
          </table:table-cell>
          <table:table-cell table:formula="of:=[.I125]+[.I136]" office:value-type="float" office:value="0.675" calcext:value-type="float">
            <text:p>0,6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26]*3" office:value-type="float" office:value="150" calcext:value-type="float">
            <text:p>150</text:p>
          </table:table-cell>
          <table:table-cell table:formula="of:=[.I126]+[.I137]"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27]*3" office:value-type="float" office:value="6.075" calcext:value-type="float">
            <text:p>6,075</text:p>
          </table:table-cell>
          <table:table-cell table:formula="of:=[.I127]+[.I138]" office:value-type="float" office:value="18.225" calcext:value-type="float">
            <text:p>18,2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28]*3" office:value-type="float" office:value="3.51" calcext:value-type="float">
            <text:p>3,51</text:p>
          </table:table-cell>
          <table:table-cell table:formula="of:=[.I128]+[.I139]" office:value-type="float" office:value="10.53" calcext:value-type="float">
            <text:p>10,53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29]*3" office:value-type="float" office:value="0.405" calcext:value-type="float">
            <text:p>0,405</text:p>
          </table:table-cell>
          <table:table-cell table:formula="of:=[.I129]+[.I140]" office:value-type="float" office:value="1.215" calcext:value-type="float">
            <text:p>1,2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30]*3" office:value-type="float" office:value="-0.75" calcext:value-type="float">
            <text:p>-0,75</text:p>
          </table:table-cell>
          <table:table-cell table:formula="of:=[.I130]+[.I141]" office:value-type="float" office:value="-2.25" calcext:value-type="float">
            <text:p>-2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[.H131]*3" office:value-type="float" office:value="0.027" calcext:value-type="float">
            <text:p>0,027</text:p>
          </table:table-cell>
          <table:table-cell table:formula="of:=[.I131]+[.I142]" office:value-type="float" office:value="0.135" calcext:value-type="float">
            <text:p>0,13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33]*6" office:value-type="float" office:value="75.6" calcext:value-type="float">
            <text:p>75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34]*6" office:value-type="float" office:value="14.85" calcext:value-type="float">
            <text:p>14,8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35]*6" office:value-type="float" office:value="2.7" calcext:value-type="float">
            <text:p>2,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36]*6" office:value-type="float" office:value="0.45" calcext:value-type="float">
            <text:p>0,4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37]*6"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38]*6" office:value-type="float" office:value="12.15" calcext:value-type="float">
            <text:p>12,1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39]*6" office:value-type="float" office:value="7.02" calcext:value-type="float">
            <text:p>7,0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40]*6" office:value-type="float" office:value="0.81" calcext:value-type="float">
            <text:p>0,8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41]*6" office:value-type="float" office:value="-1.5" calcext:value-type="float">
            <text:p>-1,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table:formula="of:=[.H142]*6" office:value-type="float" office:value="0.108" calcext:value-type="float">
            <text:p>0,10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SH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H144]*5" office:value-type="float" office:value="180" calcext:value-type="float">
            <text:p>180</text:p>
          </table:table-cell>
          <table:table-cell table:formula="of:=[.I144]+[.I155]"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9,0</text:p>
          </table:table-cell>
          <table:table-cell table:style-name="ce3" table:formula="of:=[.H145]*5" office:value-type="float" office:value="45" calcext:value-type="float">
            <text:p>45</text:p>
          </table:table-cell>
          <table:table-cell table:formula="of:=[.I145]+[.I156]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9</text:p>
          </table:table-cell>
          <table:table-cell table:style-name="ce3" table:formula="of:=[.H146]*5" office:value-type="float" office:value="18.45" calcext:value-type="float">
            <text:p>18,45</text:p>
          </table:table-cell>
          <table:table-cell table:formula="of:=[.I146]+[.I157]" office:value-type="float" office:value="18.45" calcext:value-type="float">
            <text:p>18,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47]*5" office:value-type="float" office:value="5" calcext:value-type="float">
            <text:p>5</text:p>
          </table:table-cell>
          <table:table-cell table:formula="of:=[.I147]+[.I158]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formula="of:=[.H148]*5" office:value-type="float" office:value="2000" calcext:value-type="float">
            <text:p>2000</text:p>
          </table:table-cell>
          <table:table-cell table:formula="of:=[.I148]+[.I159]" office:value-type="float" office:value="2000" calcext:value-type="float">
            <text:p>20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15</text:p>
          </table:table-cell>
          <table:table-cell table:style-name="ce3" table:formula="of:=[.H149]*5" office:value-type="float" office:value="15.75" calcext:value-type="float">
            <text:p>15,75</text:p>
          </table:table-cell>
          <table:table-cell table:formula="of:=[.I149]+[.I160]" office:value-type="float" office:value="15.75" calcext:value-type="float">
            <text:p>15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table:formula="of:=[.H150]*5" office:value-type="float" office:value="23.4" calcext:value-type="float">
            <text:p>23,4</text:p>
          </table:table-cell>
          <table:table-cell table:formula="of:=[.I150]+[.I161]" office:value-type="float" office:value="23.4" calcext:value-type="float">
            <text:p>2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table:formula="of:=[.H151]*5" office:value-type="float" office:value="2.7" calcext:value-type="float">
            <text:p>2,7</text:p>
          </table:table-cell>
          <table:table-cell table:formula="of:=[.I151]+[.I162]" office:value-type="float" office:value="2.7" calcext:value-type="float">
            <text:p>2,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65" calcext:value-type="float">
            <text:p>-0,65</text:p>
          </table:table-cell>
          <table:table-cell table:style-name="ce3" table:formula="of:=[.H152]*5" office:value-type="float" office:value="-3.25" calcext:value-type="float">
            <text:p>-3,25</text:p>
          </table:table-cell>
          <table:table-cell table:formula="of:=[.I152]+[.I163]" office:value-type="float" office:value="-3.25" calcext:value-type="float">
            <text:p>-3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formula="of:=[.H153]*5" office:value-type="float" office:value="0.25" calcext:value-type="float">
            <text:p>0,25</text:p>
          </table:table-cell>
          <table:table-cell table:formula="of:=[.I153]+[.I164]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5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6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8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9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60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1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2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3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4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BC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,95</text:p>
          </table:table-cell>
          <table:table-cell table:style-name="ce3" table:formula="of:=[.H166]*5" office:value-type="float" office:value="69.75" calcext:value-type="float">
            <text:p>69,75</text:p>
          </table:table-cell>
          <table:table-cell table:formula="of:=[.I166]+[.I177]" office:value-type="float" office:value="237.15" calcext:value-type="float">
            <text:p>237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167]*5" office:value-type="float" office:value="18" calcext:value-type="float">
            <text:p>18</text:p>
          </table:table-cell>
          <table:table-cell table:formula="of:=[.I167]+[.I178]" office:value-type="float" office:value="61.2" calcext:value-type="float">
            <text:p>61,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62</text:p>
          </table:table-cell>
          <table:table-cell table:style-name="ce3" table:formula="of:=[.H168]*5" office:value-type="float" office:value="8.1" calcext:value-type="float">
            <text:p>8,1</text:p>
          </table:table-cell>
          <table:table-cell table:formula="of:=[.I168]+[.I179]" office:value-type="float" office:value="27.54" calcext:value-type="float">
            <text:p>27,5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69]*5" office:value-type="float" office:value="5" calcext:value-type="float">
            <text:p>5</text:p>
          </table:table-cell>
          <table:table-cell table:formula="of:=[.I169]+[.I180]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70]*5" office:value-type="float" office:value="1500" calcext:value-type="float">
            <text:p>1500</text:p>
          </table:table-cell>
          <table:table-cell table:formula="of:=[.I170]+[.I181]" office:value-type="float" office:value="3300" calcext:value-type="float">
            <text:p>33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71]*5" office:value-type="float" office:value="10.125" calcext:value-type="float">
            <text:p>10,125</text:p>
          </table:table-cell>
          <table:table-cell table:formula="of:=[.I171]+[.I182]" office:value-type="float" office:value="34.425" calcext:value-type="float">
            <text:p>34,4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2.025" calcext:value-type="float">
            <text:p>2,025</text:p>
          </table:table-cell>
          <table:table-cell table:style-name="ce3" table:formula="of:=[.H172]*5" office:value-type="float" office:value="10.125" calcext:value-type="float">
            <text:p>10,125</text:p>
          </table:table-cell>
          <table:table-cell table:formula="of:=[.I172]+[.I183]" office:value-type="float" office:value="34.425" calcext:value-type="float">
            <text:p>34,4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13" calcext:value-type="float">
            <text:p>0,213</text:p>
          </table:table-cell>
          <table:table-cell table:style-name="ce3" table:formula="of:=[.H173]*5" office:value-type="float" office:value="1.065" calcext:value-type="float">
            <text:p>1,065</text:p>
          </table:table-cell>
          <table:table-cell table:formula="of:=[.I173]+[.I184]" office:value-type="float" office:value="3.627" calcext:value-type="float">
            <text:p>3,62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74]*5" office:value-type="float" office:value="-1.75" calcext:value-type="float">
            <text:p>-1,75</text:p>
          </table:table-cell>
          <table:table-cell table:formula="of:=[.I174]+[.I185]" office:value-type="float" office:value="-3.85" calcext:value-type="float">
            <text:p>-3,8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175]*5" office:value-type="float" office:value="0.075" calcext:value-type="float">
            <text:p>0,075</text:p>
          </table:table-cell>
          <table:table-cell table:formula="of:=[.I175]+[.I186]" office:value-type="float" office:value="0.255" calcext:value-type="float">
            <text:p>0,25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7,9</text:p>
          </table:table-cell>
          <table:table-cell table:style-name="ce3" table:formula="of:=[.H177]*6" office:value-type="float" office:value="167.4" calcext:value-type="float">
            <text:p>167,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,2</text:p>
          </table:table-cell>
          <table:table-cell table:style-name="ce3" table:formula="of:=[.H178]*6" office:value-type="float" office:value="43.2" calcext:value-type="float">
            <text:p>43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24</text:p>
          </table:table-cell>
          <table:table-cell table:style-name="ce3" table:formula="of:=[.H179]*6" office:value-type="float" office:value="19.44" calcext:value-type="float">
            <text:p>19,4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80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81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82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83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27" calcext:value-type="float">
            <text:p>0,427</text:p>
          </table:table-cell>
          <table:table-cell table:style-name="ce3" table:formula="of:=[.H184]*6" office:value-type="float" office:value="2.562" calcext:value-type="float">
            <text:p>2,56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85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186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V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,5</text:p>
          </table:table-cell>
          <table:table-cell table:style-name="ce3" table:formula="of:=[.H188]*6" office:value-type="float" office:value="135" calcext:value-type="float">
            <text:p>135</text:p>
          </table:table-cell>
          <table:table-cell table:formula="of:=[.I188]+[.I199]" office:value-type="float" office:value="168.75" calcext:value-type="float">
            <text:p>168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</text:p>
          </table:table-cell>
          <table:table-cell table:style-name="ce3" table:formula="of:=[.H189]*6" office:value-type="float" office:value="6" calcext:value-type="float">
            <text:p>6</text:p>
          </table:table-cell>
          <table:table-cell table:formula="of:=[.I189]+[.I200]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0</text:p>
          </table:table-cell>
          <table:table-cell table:style-name="ce3" table:formula="of:=[.H190]*6" office:value-type="float" office:value="3000" calcext:value-type="float">
            <text:p>3000</text:p>
          </table:table-cell>
          <table:table-cell table:formula="of:=[.I190]+[.I201]" office:value-type="float" office:value="4500" calcext:value-type="float">
            <text:p>45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2.07" calcext:value-type="float">
            <text:p>2,07</text:p>
          </table:table-cell>
          <table:table-cell table:style-name="ce3" table:formula="of:=[.H191]*6" office:value-type="float" office:value="12.42" calcext:value-type="float">
            <text:p>12,42</text:p>
          </table:table-cell>
          <table:table-cell table:formula="of:=[.I191]+[.I202]" office:value-type="float" office:value="16.47" calcext:value-type="float">
            <text:p>16,4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table:formula="of:=[.H192]*6" office:value-type="float" office:value="18.9" calcext:value-type="float">
            <text:p>18,9</text:p>
          </table:table-cell>
          <table:table-cell table:formula="of:=[.I192]+[.I203]" office:value-type="float" office:value="23.625" calcext:value-type="float">
            <text:p>23,6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27</text:p>
          </table:table-cell>
          <table:table-cell table:style-name="ce3" table:formula="of:=[.H193]*6" office:value-type="float" office:value="1.62" calcext:value-type="float">
            <text:p>1,62</text:p>
          </table:table-cell>
          <table:table-cell table:formula="of:=[.I193]+[.I204]" office:value-type="float" office:value="2.025" calcext:value-type="float">
            <text:p>2,0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45" calcext:value-type="float">
            <text:p>-0,45</text:p>
          </table:table-cell>
          <table:table-cell table:style-name="ce3" table:formula="of:=[.H194]*6" office:value-type="float" office:value="-2.7" calcext:value-type="float">
            <text:p>-2,7</text:p>
          </table:table-cell>
          <table:table-cell table:formula="of:=[.I194]+[.I205]" office:value-type="float" office:value="-4.05" calcext:value-type="float">
            <text:p>-4,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table:formula="of:=[.H195]*6" office:value-type="float" office:value="0.54" calcext:value-type="float">
            <text:p>0,54</text:p>
          </table:table-cell>
          <table:table-cell table:formula="of:=[.I195]+[.I206]" office:value-type="float" office:value="0.675" calcext:value-type="float">
            <text:p>0,67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/>
          <table:table-cell table:style-name="ce3" table:formula="of:=[.H196]*5" office:value-type="float" office:value="0" calcext:value-type="float">
            <text:p>0</text:p>
          </table:table-cell>
          <table:table-cell table:formula="of:=[.I196]+[.I20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/>
          <table:table-cell table:style-name="ce3" table:formula="of:=[.H197]*5" office:value-type="float" office:value="0" calcext:value-type="float">
            <text:p>0</text:p>
          </table:table-cell>
          <table:table-cell table:formula="of:=[.I197]+[.I208]" office:value-type="float" office:value="162" calcext:value-type="float">
            <text:p>162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1,25</text:p>
          </table:table-cell>
          <table:table-cell table:style-name="ce3" table:formula="of:=[.H199]*3" office:value-type="float" office:value="33.75" calcext:value-type="float">
            <text:p>33,7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</text:p>
          </table:table-cell>
          <table:table-cell table:style-name="ce3" table:formula="of:=[.H200]*3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0</text:p>
          </table:table-cell>
          <table:table-cell table:style-name="ce3" table:formula="of:=[.H201]*3" office:value-type="float" office:value="1500" calcext:value-type="float">
            <text:p>15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table:formula="of:=[.H202]*3" office:value-type="float" office:value="4.05" calcext:value-type="float">
            <text:p>4,0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575" calcext:value-type="float">
            <text:p>1,575</text:p>
          </table:table-cell>
          <table:table-cell table:style-name="ce3" table:formula="of:=[.H203]*3" office:value-type="float" office:value="4.725" calcext:value-type="float">
            <text:p>4,72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35</text:p>
          </table:table-cell>
          <table:table-cell table:style-name="ce3" table:formula="of:=[.H204]*3" office:value-type="float" office:value="0.405" calcext:value-type="float">
            <text:p>0,40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-0,45</text:p>
          </table:table-cell>
          <table:table-cell table:style-name="ce3" table:formula="of:=[.H205]*3" office:value-type="float" office:value="-1.35" calcext:value-type="float">
            <text:p>-1,3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table:formula="of:=[.H206]*3" office:value-type="float" office:value="0.135" calcext:value-type="float">
            <text:p>0,135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/>
          <table:table-cell table:style-name="ce3" table:formula="of:=[.H20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CVL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8</text:p>
          </table:table-cell>
          <table:table-cell table:style-name="ce3" table:formula="of:=[.H208]*9" office:value-type="float" office:value="162" calcext:value-type="float">
            <text:p>162</text:p>
          </table:table-cell>
          <table:table-cell table:formula="of:=[.I208]+[.I219]" office:value-type="float" office:value="162" calcext:value-type="float">
            <text:p>16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5</text:p>
          </table:table-cell>
          <table:table-cell table:style-name="ce3" table:formula="of:=[.H209]*9" office:value-type="float" office:value="4.5" calcext:value-type="float">
            <text:p>4,5</text:p>
          </table:table-cell>
          <table:table-cell table:formula="of:=[.I209]+[.I220]" office:value-type="float" office:value="4.5" calcext:value-type="float">
            <text:p>4,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0</text:p>
          </table:table-cell>
          <table:table-cell table:style-name="ce3" table:formula="of:=[.H210]*9" office:value-type="float" office:value="2700" calcext:value-type="float">
            <text:p>2700</text:p>
          </table:table-cell>
          <table:table-cell table:formula="of:=[.I210]+[.I221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8" calcext:value-type="float">
            <text:p>1,8</text:p>
          </table:table-cell>
          <table:table-cell table:style-name="ce3" table:formula="of:=[.H211]*9" office:value-type="float" office:value="16.2" calcext:value-type="float">
            <text:p>16,2</text:p>
          </table:table-cell>
          <table:table-cell table:formula="of:=[.I211]+[.I222]" office:value-type="float" office:value="16.2" calcext:value-type="float">
            <text:p>16,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table:formula="of:=[.H212]*9" office:value-type="float" office:value="20.25" calcext:value-type="float">
            <text:p>20,25</text:p>
          </table:table-cell>
          <table:table-cell table:formula="of:=[.I212]+[.I223]" office:value-type="float" office:value="20.25" calcext:value-type="float">
            <text:p>20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213]*9" office:value-type="float" office:value="1.62" calcext:value-type="float">
            <text:p>1,62</text:p>
          </table:table-cell>
          <table:table-cell table:formula="of:=[.I213]+[.I224]" office:value-type="float" office:value="1.62" calcext:value-type="float">
            <text:p>1,6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15" calcext:value-type="float">
            <text:p>-0,15</text:p>
          </table:table-cell>
          <table:table-cell table:style-name="ce3" table:formula="of:=[.H214]*9" office:value-type="float" office:value="-1.35" calcext:value-type="float">
            <text:p>-1,35</text:p>
          </table:table-cell>
          <table:table-cell table:formula="of:=[.I214]+[.I225]" office:value-type="float" office:value="-1.35" calcext:value-type="float">
            <text:p>-1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6" calcext:value-type="float">
            <text:p>0,076</text:p>
          </table:table-cell>
          <table:table-cell table:style-name="ce3" table:formula="of:=[.H215]*9" office:value-type="float" office:value="0.684" calcext:value-type="float">
            <text:p>0,684</text:p>
          </table:table-cell>
          <table:table-cell table:formula="of:=[.I215]+[.I226]" office:value-type="float" office:value="0.684" calcext:value-type="float">
            <text:p>0,684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16]+[.I22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17]+[.I228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19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0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1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2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3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4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5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6]*3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34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.00.0000</text:date>, <text:time style:data-style-name="N2" text:time-value="17:15:35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5-06-27T18:33:22.859000000</dc:date>
    <meta:editing-duration>P1DT7M25S</meta:editing-duration>
    <meta:editing-cycles>8</meta:editing-cycles>
    <meta:document-statistic meta:table-count="1" meta:cell-count="1159" meta:object-count="0"/>
  </office:meta>
</office:document-meta>
</file>